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style style:name="P2" style:family="paragraph" style:parent-style-name="Text">
      <style:paragraph-properties fo:margin-left="0cm" fo:margin-right="0cm" fo:text-indent="0cm" style:auto-text-indent="false"/>
    </style:style>
    <style:style style:name="P3" style:family="paragraph" style:parent-style-name="Text">
      <style:paragraph-properties fo:margin-left="0cm" fo:margin-right="0cm" fo:text-indent="0cm" style:auto-text-indent="false"/>
      <style:text-properties officeooo:rsid="0079fe7b" officeooo:paragraph-rsid="0079fe7b"/>
    </style:style>
    <style:style style:name="P4" style:family="paragraph" style:parent-style-name="Text">
      <style:paragraph-properties fo:margin-left="0cm" fo:margin-right="0cm" fo:text-indent="0cm" style:auto-text-indent="false"/>
      <style:text-properties officeooo:rsid="00025c94" officeooo:paragraph-rsid="007d0515"/>
    </style:style>
    <style:style style:name="P5" style:family="paragraph" style:parent-style-name="Text">
      <style:paragraph-properties fo:margin-left="0cm" fo:margin-right="0cm" fo:text-indent="0cm" style:auto-text-indent="false"/>
      <style:text-properties officeooo:paragraph-rsid="007d0515"/>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officeooo:rsid="00025c94" officeooo:paragraph-rsid="007d0515"/>
    </style:style>
    <style:style style:name="P8" style:family="paragraph" style:parent-style-name="Standard">
      <style:paragraph-properties fo:margin-left="0cm" fo:margin-right="0cm" fo:text-indent="0cm" style:auto-text-indent="false"/>
      <style:text-properties officeooo:rsid="00025c94" officeooo:paragraph-rsid="008801bb"/>
    </style:style>
    <style:style style:name="P9" style:family="paragraph" style:parent-style-name="Standard">
      <style:text-properties officeooo:rsid="00025c94" officeooo:paragraph-rsid="007bd017"/>
    </style:style>
    <style:style style:name="P10" style:family="paragraph" style:parent-style-name="Standard">
      <style:text-properties officeooo:rsid="0010ca6b" officeooo:paragraph-rsid="00729c51"/>
    </style:style>
    <style:style style:name="P11" style:family="paragraph" style:parent-style-name="Standard">
      <style:text-properties officeooo:paragraph-rsid="00729c51"/>
    </style:style>
    <style:style style:name="P12" style:family="paragraph" style:parent-style-name="Natureza_20_do_20_trabalho">
      <style:text-properties officeooo:paragraph-rsid="000b665f"/>
    </style:style>
    <style:style style:name="P13" style:family="paragraph" style:parent-style-name="Natureza_20_do_20_trabalho">
      <style:text-properties fo:color="#000000" officeooo:paragraph-rsid="002c82f0"/>
    </style:style>
    <style:style style:name="P14" style:family="paragraph" style:parent-style-name="Natureza_20_do_20_trabalho">
      <style:text-properties fo:color="#ff3333"/>
    </style:style>
    <style:style style:name="P15" style:family="paragraph" style:parent-style-name="Natureza_20_do_20_trabalho">
      <style:text-properties officeooo:paragraph-rsid="0079fe7b"/>
    </style:style>
    <style:style style:name="P16" style:family="paragraph" style:parent-style-name="Text">
      <style:text-properties officeooo:rsid="0025ab4b" officeooo:paragraph-rsid="0040ccc4"/>
    </style:style>
    <style:style style:name="P17" style:family="paragraph" style:parent-style-name="Text">
      <style:text-properties officeooo:paragraph-rsid="00729c51"/>
    </style:style>
    <style:style style:name="P18" style:family="paragraph" style:parent-style-name="Resumo">
      <style:text-properties officeooo:paragraph-rsid="00729c51"/>
    </style:style>
    <style:style style:name="P19" style:family="paragraph" style:parent-style-name="Resumo" style:master-page-name="">
      <loext:graphic-properties draw:fill="none"/>
      <style:paragraph-properties fo:margin-left="3.2cm" fo:margin-right="0cm" fo:line-height="100%" fo:text-align="justify" style:justify-single-word="false" fo:text-indent="-3.2cm" style:auto-text-indent="false" style:page-number="auto" fo:background-color="transparent" style:writing-mode="page"/>
      <style:text-properties officeooo:paragraph-rsid="00729c51"/>
    </style:style>
    <style:style style:name="P20" style:family="paragraph" style:parent-style-name="Título_20_pré-textual">
      <style:text-properties officeooo:paragraph-rsid="00729c51"/>
    </style:style>
    <style:style style:name="P21" style:family="paragraph" style:parent-style-name="Capa-Folha_20_de_20_rosto">
      <style:text-properties officeooo:paragraph-rsid="00744a6f"/>
    </style:style>
    <style:style style:name="P22" style:family="paragraph" style:parent-style-name="Capa-Folha_20_de_20_rosto">
      <style:text-properties officeooo:rsid="0078a7fc" officeooo:paragraph-rsid="0078a7fc"/>
    </style:style>
    <style:style style:name="P23" style:family="paragraph" style:parent-style-name="Referências">
      <style:text-properties fo:color="#0066ff" officeooo:rsid="00729c51"/>
    </style:style>
    <style:style style:name="P24" style:family="paragraph" style:parent-style-name="Standard">
      <style:text-properties officeooo:rsid="00041ff8" officeooo:paragraph-rsid="007bd017"/>
    </style:style>
    <style:style style:name="P25" style:family="paragraph" style:parent-style-name="Standard">
      <style:text-properties officeooo:rsid="0003f2a3" officeooo:paragraph-rsid="008801bb"/>
    </style:style>
    <style:style style:name="P26" style:family="paragraph" style:parent-style-name="Standard">
      <style:paragraph-properties fo:text-align="start" style:justify-single-word="false"/>
      <style:text-properties officeooo:rsid="008d5902" officeooo:paragraph-rsid="008d5902"/>
    </style:style>
    <style:style style:name="P27" style:family="paragraph" style:parent-style-name="Capa-Folha_20_de_20_rosto">
      <style:text-properties officeooo:rsid="0078a7fc"/>
    </style:style>
    <style:style style:name="P28" style:family="paragraph" style:parent-style-name="Resumo">
      <style:text-properties officeooo:rsid="007d0515" officeooo:paragraph-rsid="008bce64"/>
    </style:style>
    <style:style style:name="P29" style:family="paragraph" style:parent-style-name="Heading_20_1">
      <style:text-properties officeooo:rsid="00025c94" officeooo:paragraph-rsid="007bd017"/>
    </style:style>
    <style:style style:name="P30" style:family="paragraph" style:parent-style-name="Heading_20_1">
      <style:paragraph-properties fo:margin-left="0cm" fo:margin-right="0cm" fo:text-indent="0cm" style:auto-text-indent="false"/>
      <style:text-properties officeooo:rsid="00025c94" officeooo:paragraph-rsid="007bd017"/>
    </style:style>
    <style:style style:name="P31" style:family="paragraph" style:parent-style-name="Heading_20_1">
      <style:paragraph-properties fo:margin-left="0cm" fo:margin-right="0cm" fo:text-indent="0cm" style:auto-text-indent="false"/>
      <style:text-properties officeooo:rsid="00025c94" officeooo:paragraph-rsid="007d0515"/>
    </style:style>
    <style:style style:name="P32" style:family="paragraph" style:parent-style-name="Text" style:master-page-name="Index">
      <style:paragraph-properties fo:margin-left="0cm" fo:margin-right="0cm" fo:text-align="center" style:justify-single-word="false" fo:text-indent="0cm" style:auto-text-indent="false" style:page-number="2"/>
      <style:text-properties fo:font-weight="bold" officeooo:rsid="0079fe7b" officeooo:paragraph-rsid="0079fe7b" style:font-weight-asian="bold" style:font-weight-complex="bold"/>
    </style:style>
    <style:style style:name="P33" style:family="paragraph" style:parent-style-name="Text">
      <style:text-properties officeooo:rsid="0037f345" officeooo:paragraph-rsid="0040ccc4"/>
    </style:style>
    <style:style style:name="T1" style:family="text">
      <style:text-properties officeooo:rsid="0070c795"/>
    </style:style>
    <style:style style:name="T2" style:family="text">
      <style:text-properties officeooo:rsid="0078a7fc"/>
    </style:style>
    <style:style style:name="T3" style:family="text">
      <style:text-properties officeooo:rsid="0079fe7b"/>
    </style:style>
    <style:style style:name="T4" style:family="text">
      <style:text-properties officeooo:rsid="007bd017"/>
    </style:style>
    <style:style style:name="T5" style:family="text">
      <style:text-properties officeooo:rsid="007ff08d"/>
    </style:style>
    <style:style style:name="T6" style:family="text">
      <style:text-properties officeooo:rsid="0082549d"/>
    </style:style>
    <style:style style:name="T7" style:family="text">
      <style:text-properties officeooo:rsid="0083d2f5"/>
    </style:style>
    <style:style style:name="T8" style:family="text">
      <style:text-properties fo:font-style="italic" officeooo:rsid="0082549d" style:font-style-asian="italic" style:font-style-complex="italic"/>
    </style:style>
    <style:style style:name="T9" style:family="text">
      <style:text-properties officeooo:rsid="008801bb"/>
    </style:style>
    <style:style style:name="T10" style:family="text">
      <style:text-properties officeooo:rsid="0089428a"/>
    </style:style>
    <style:style style:name="T11" style:family="text">
      <style:text-properties officeooo:rsid="008bce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GRAFICO"/>
        <text:sequence-decl text:display-outline-level="0" text:name="GRÁFICO"/>
      </text:sequence-decls>
      <text:p text:style-name="Capa-Folha_20_de_20_rosto">UNIVERSIDADE FEDERAL DO PARANÁ</text:p>
      <text:p text:style-name="Capa-Folha_20_de_20_rosto"/>
      <text:p text:style-name="Capa-Folha_20_de_20_rosto"/>
      <text:p text:style-name="P22">Gabriel de almeida sales evarsto</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27">UMA INTRODUÇÃO À COMPUTAÇÃO AFETIVA</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22">CURITIBA</text:p>
      <text:p text:style-name="Capa-Folha_20_de_20_rosto">20<text:span text:style-name="T2">18</text:span></text:p>
      <text:p text:style-name="P22"><text:soft-page-break/>GABRIEL DE ALMEIDA SALES EVARISTO</text:p>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22">UMA INTRODUÇÃO À COMPUTAÇÃO AFETIVA</text:p>
      <text:p text:style-name="Capa-Folha_20_de_20_rosto"/>
      <text:p text:style-name="Capa-Folha_20_de_20_rosto"/>
      <text:p text:style-name="P13"><text:span text:style-name="T1">Artigo apresentado como trabalho final da disciplina de Metodologia Científica, Setor de Ciências Exatas, Universidade Federal do Paraná</text:span>.</text:p>
      <text:p text:style-name="P12"/>
      <text:p text:style-name="P15"><text:span text:style-name="T3">Pr</text:span>o<text:span text:style-name="T3">fessora: Profa</text:span>. <text:span text:style-name="T3">Dra.</text:span> <text:span text:style-name="T3">Olga </text:span>Regina Pereira Bellon</text:p>
      <text:p text:style-name="P14"/>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Capa-Folha_20_de_20_rosto"/>
      <text:p text:style-name="P22">CURITIBA</text:p>
      <text:p text:style-name="P21">20<text:span text:style-name="T2">18</text:span></text:p>
      <text:p text:style-name="P32">UMA INTRODUÇÃO À COMPUTAÇÃO CIENTÍFICA</text:p>
      <text:p text:style-name="P2"/>
      <text:p text:style-name="P3">Gabriel de Almeida Sales Evaristo</text:p>
      <text:p text:style-name="P17"/>
      <text:p text:style-name="P20">RESUMO</text:p>
      <text:p text:style-name="P18"/>
      <text:p text:style-name="P28"><text:span text:style-name="T10">A </text:span>computação <text:span text:style-name="T11">a</text:span>fetiva <text:span text:style-name="T10">é um campo da ciência que mescla estudos sobre modelação matemática, cognição, psicologia e computação. Focado no desenvolvimento e estudo de emoções e sistemas afetivos. A pesquisa do campo se dá desde a pesquisa sobre emoções em si, o desenvolvimento de hardware capaz de quantizar ou identificar estados emocionais, a criação de modelos que permitam a interpretação dos dados colhidos e o reconhecimento de padrões emocionais, até a criação de aplicações, servições e produtos afetivos, isto é , que falam sobre, surgem de ou influenciam emoções humanas.</text:span></text:p>
      <text:p text:style-name="P18"/>
      <text:p text:style-name="P19">Palavras-chave: <text:span text:style-name="T3">Computação Afetiva</text:span>. <text:span text:style-name="T4">Psicologia</text:span>. <text:span text:style-name="T4">Interação Humano-Computador</text:span>. <text:span text:style-name="T5">Fisiologia. Comunicação</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text:soft-page-break/></text:p>
      <text:p text:style-name="P11"/>
      <text:p text:style-name="P11"/>
      <text:p text:style-name="P11"/>
      <text:p text:style-name="P11"/>
      <text:h text:style-name="P29" text:outline-level="1"><text:bookmark-start text:name="__RefHeading___Toc2434_3934745904"/>História<text:bookmark-end text:name="__RefHeading___Toc2434_3934745904"/></text:h>
      <text:p text:style-name="P9"/>
      <text:p text:style-name="P9"><text:tab/><text:span text:style-name="T6">O artigo </text:span><text:span text:style-name="T8">“Affective Computing” </text:span><text:span text:style-name="T6">de 1995, da professora Rosalind Wright Picard marcou o inicio da versão moderna do campo da Computação Afetiva. <text:s/>O artigo fundamenta, justifica e levanta alguns pontos sobre o campo cientifico homônimo. Mesmo que Focada em melhoria de condição de vida pelo desenvolvimento de sistemas computacionais afetivos, que possui como um dos objetivos simular empatia em sistemas computacionais. Para que assim a condição emocional do usuário seja levada em consideração na execução do programa...</text:span></text:p>
      <text:p text:style-name="P9"/>
      <text:h text:style-name="P30" text:outline-level="1">Definições</text:h>
      <text:p text:style-name="P9"/>
      <text:p text:style-name="P24"><text:tab/>Uma definição mais formal seria a área cientifica que mescla ciência da computação, psicologia, ciência cognitiva, medicina e psiquiatria. Se baseia puramente em criar sistemas computacionais capazes de responder à emoções, obtendo dados sobre elas através de tecnologias que permitam essa leitura e processando os mesmos levando em consideração um modelo de representação computacional dos afetos.</text:p>
      <text:p text:style-name="P25">Comunicação HUMANO – COMPUTADOR:</text:p>
      <text:p text:style-name="P25">Comunicação COMPUTADOR – HUMANO:</text:p>
      <text:p text:style-name="P25">Comunicação HUMANO – HUMANO:</text:p>
      <text:p text:style-name="P8"><text:tab/> <text:s/><text:span text:style-name="T7">Comunicação HUMANO – SELF:</text:span></text:p>
      <text:p text:style-name="P9"><text:tab/></text:p>
      <text:h text:style-name="P31" text:outline-level="1">Aplicações</text:h>
      <text:p text:style-name="P4"><text:tab/></text:p>
      <text:p text:style-name="P4"><text:tab/><text:tab/><text:span text:style-name="T9">Médicas:</text:span></text:p>
      <text:p text:style-name="P4"><text:tab/><text:tab/><text:span text:style-name="T9">Sociais:</text:span></text:p>
      <text:p text:style-name="P4"><text:tab/><text:tab/><text:span text:style-name="T9">Terapêuticas:</text:span></text:p>
      <text:p text:style-name="P4"><text:soft-page-break/><text:tab/><text:tab/><text:span text:style-name="T9">Educacionais:</text:span></text:p>
      <text:p text:style-name="P4"><text:tab/><text:tab/><text:span text:style-name="T9">Científicas:</text:span></text:p>
      <text:p text:style-name="P4"><text:tab/><text:tab/></text:p>
      <text:h text:style-name="P31" text:outline-level="1" text:is-list-header="true"/>
      <text:h text:style-name="P31" text:outline-level="1">Implicações</text:h>
      <text:p text:style-name="P5"/>
      <text:p text:style-name="P7"><text:tab/><text:tab/><text:span text:style-name="T7">Avanços tecnológicos e pesquisas que precisarão ocorrer para que esse campo floresça</text:span></text:p>
      <text:p text:style-name="P9"/>
      <text:h text:style-name="P31" text:outline-level="1">Problematizações</text:h>
      <text:p text:style-name="P9"><text:tab/></text:p>
      <text:p text:style-name="P9"><text:tab/><text:span text:style-name="T9">Possíveis problemas decorrentes da introdução e uso de produtos afetivos na sociedade, talvez falar um pouco sobre o debate filosófico que essa área pode causar e o que ela significa para o campo da cibernética e da interação humano computador.</text:span></text:p>
      <text:p text:style-name="P6"/>
      <text:p text:style-name="P6"/>
      <text:p text:style-name="P6"/>
      <text:h text:style-name="Heading_20_1" text:outline-level="1"><text:bookmark-start text:name="__RefHeading___Toc2460_3934745904"/>CONSIDERAÇÕES FINAIS<text:bookmark-end text:name="__RefHeading___Toc2460_3934745904"/></text:h>
      <text:p text:style-name="Text"/>
      <text:p text:style-name="P33">Trazer uma conclusão sobre o que é/pra que serve a Computação Afetiv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h text:style-name="Título_20_pós-textual" text:outline-level="1"><text:bookmark-start text:name="__RefHeading___Toc2464_3934745904"/>REFERÊNCIAS<text:bookmark-end text:name="__RefHeading___Toc2464_3934745904"/></text:h>
      <text:p text:style-name="P26">Affective Computing RW Picard 1995</text:p>
      <text:p text:style-name="P23"/>
      <text:p text:style-name="Text"/>
      <text:p text:style-name="Text"/>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Standard" style:class="text" style:master-page-name="">
      <style:paragraph-properties fo:margin-left="0cm" fo:margin-right="0cm" fo:margin-top="0cm" fo:margin-bottom="0cm" loext:contextual-spacing="false" fo:text-align="start" style:justify-single-word="false" fo:text-indent="0cm" style:auto-text-indent="false" style:page-number="auto" fo:keep-with-next="always" style:writing-mode="page"/>
      <style:text-properties style:font-name="Arial" fo:font-family="Arial" style:font-style-name="Normal" style:font-family-generic="swiss"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apa-Folha_20_de_20_rosto" style:display-name="Capa-Folha de rosto" style:family="paragraph" style:parent-style-name="Standard" style:master-page-name="">
      <style:paragraph-properties fo:margin-left="0cm" fo:margin-right="0cm" fo:text-align="center" style:justify-single-word="false" fo:text-indent="0cm" style:auto-text-indent="false" style:page-number="auto" style:writing-mode="page"/>
      <style:text-properties fo:text-transform="uppercase" style:font-size-asian="10.5pt"/>
    </style:style>
    <style:style style:name="Natureza_20_do_20_trabalho" style:display-name="Natureza do trabalho" style:family="paragraph" style:parent-style-name="Standard" style:master-page-name="">
      <style:paragraph-properties fo:margin-left="7.999cm" fo:margin-right="0cm" fo:line-height="100%" fo:text-indent="0cm" style:auto-text-indent="false" style:page-number="auto" style:writing-mode="page"/>
      <style:text-properties fo:font-size="10pt" style:font-size-asian="10.5pt"/>
    </style:style>
    <style:style style:name="Título_20_pré-textual" style:display-name="Título pré-textual" style:family="paragraph" style:parent-style-name="Standard" style:next-style-name="Text" style:master-page-name="">
      <style:paragraph-properties fo:margin-left="0cm" fo:margin-right="0cm" fo:text-align="start" style:justify-single-word="false" fo:text-indent="0cm" style:auto-text-indent="false" style:page-number="auto" style:writing-mode="page"/>
      <style:text-properties fo:text-transform="uppercase" fo:font-weight="bold" style:font-size-asian="10.5pt"/>
    </style:style>
    <style:style style:name="Resumo" style:family="paragraph" style:parent-style-name="Standard" style:master-page-name="">
      <style:paragraph-properties fo:margin-left="0cm" fo:margin-right="0cm" fo:line-height="100%" fo:text-indent="0cm" style:auto-text-indent="false" style:page-number="auto" style:writing-mode="page"/>
      <style:text-properties style:font-size-asian="10.5pt"/>
    </style:style>
    <style:style style:name="Heading_20_1" style:display-name="Heading 1" style:family="paragraph" style:parent-style-name="Heading" style:next-style-name="Text" style:default-outline-level="1" style:class="text" style:master-page-name="">
      <style:paragraph-properties fo:margin-top="0cm" fo:margin-bottom="0cm" loext:contextual-spacing="false" fo:text-align="start" style:justify-single-word="false" style:page-number="auto" style:writing-mode="page"/>
      <style:text-properties fo:text-transform="uppercase" style:font-name="Arial1"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class="text" style:master-page-name="">
      <style:paragraph-properties fo:margin-top="0cm" fo:margin-bottom="0cm" loext:contextual-spacing="false" style:page-number="auto" style:writing-mode="page">
        <style:tab-stops/>
      </style:paragraph-properties>
      <style:text-properties fo:text-transform="uppercase" fo:font-size="12pt" fo:font-weight="normal"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Standard" style:default-outline-level="3" style:class="text" style:master-page-name="">
      <style:paragraph-properties fo:margin-top="0cm" fo:margin-bottom="0cm" loext:contextual-spacing="false" style:page-number="auto" style:writing-mode="page"/>
      <style:text-properties fo:font-size="12pt" fo:font-weight="normal" style:font-size-asian="101%" style:font-weight-asian="bold" style:font-size-complex="101%"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Citação_20_longa" style:display-name="Citação longa" style:family="paragraph" style:parent-style-name="Standard" style:next-style-name="Heading" style:master-page-name="">
      <style:paragraph-properties fo:margin-left="4.001cm" fo:margin-right="0cm" fo:margin-top="0.6cm" fo:margin-bottom="0.801cm" loext:contextual-spacing="false" fo:line-height="100%" fo:text-indent="0cm" style:auto-text-indent="false" style:page-number="auto" style:writing-mode="page"/>
      <style:text-properties fo:font-size="10pt" style:font-size-asian="10.5pt"/>
    </style:style>
    <style:style style:name="Heading_20_4" style:display-name="Heading 4" style:family="paragraph" style:parent-style-name="Heading" style:next-style-name="Standard" style:default-outline-level="4" style:class="text" style:master-page-name="">
      <style:paragraph-properties fo:margin-top="0cm" fo:margin-bottom="0cm" loext:contextual-spacing="false" style:page-number="auto" style:writing-mode="page"/>
      <style:text-properties fo:font-size="12pt" fo:font-style="normal" fo:font-weight="normal" style:font-size-asian="95%" style:font-style-asian="italic" style:font-weight-asian="bold" style:font-size-complex="95%" style:font-style-complex="italic" style:font-weight-complex="bold"/>
    </style:style>
    <style:style style:name="Referências" style:family="paragraph" style:parent-style-name="Standard" style:master-page-name="">
      <style:paragraph-properties fo:margin-left="0cm" fo:margin-right="0cm" fo:line-height="100%" fo:text-align="start" style:justify-single-word="false" fo:text-indent="0cm" style:auto-text-indent="false" style:page-number="auto" style:writing-mode="page"/>
      <style:text-properties style:font-size-asian="10.5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ext" style:family="paragraph" style:parent-style-name="Standard" style:class="extra" style:master-page-name="">
      <style:paragraph-properties style:page-number="auto"/>
      <style:text-properties style:font-size-asian="10.5pt"/>
    </style:style>
    <style:style style:name="Alínea" style:family="paragraph" style:parent-style-name="Standard" style:master-page-name="">
      <loext:graphic-properties draw:fill="none" draw:fill-color="#729fcf"/>
      <style:paragraph-properties fo:margin-left="1.499cm" fo:margin-right="0cm" fo:text-indent="1.499cm" style:auto-text-indent="false" style:page-number="auto" fo:background-color="transparent">
        <style:tab-stops/>
      </style:paragraph-properties>
      <style:text-properties officeooo:rsid="001d696b" style:font-size-asian="10.5pt"/>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ab-stops/>
      </style:paragraph-properties>
      <style:text-properties fo:font-size="10pt" style:font-size-asian="10pt" style:font-size-complex="10pt"/>
    </style:style>
    <style:style style:name="Título_20_pós-textual" style:display-name="Título pós-textual" style:family="paragraph" style:parent-style-name="Heading_20_1" style:next-style-name="Text" style:default-outline-level="" style:list-style-name="" style:master-page-name="">
      <style:paragraph-properties fo:text-align="center" style:justify-single-word="false" style:page-number="auto">
        <style:tab-stops/>
      </style:paragraph-properties>
    </style:style>
    <style:style style:name="Contents_20_Heading" style:display-name="Contents Heading" style:family="paragraph" style:parent-style-name="Heading" style:class="index">
      <style:paragraph-properties fo:margin-left="0cm" fo:margin-right="0cm" fo:margin-top="0cm" fo:margin-bottom="0.7cm" loext:contextual-spacing="false" fo:text-align="center" style:justify-single-word="false" fo:text-indent="0cm" style:auto-text-indent="false" text:number-lines="false" text:line-number="0"/>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A" style:family="paragraph" style:parent-style-name="Caption"/>
    <style:style style:name="Illustration" style:family="paragraph" style:parent-style-name="Caption" style:class="extra"/>
    <style:style style:name="Título_20_da_20_figura_20_e_20_tabela" style:display-name="Título da figura e tabela" style:family="paragraph" style:parent-style-name="Caption" style:next-style-name="Text" style:master-page-name="">
      <loext:graphic-properties draw:fill="none" draw:fill-color="#729fcf"/>
      <style:paragraph-properties fo:margin-left="0cm" fo:margin-right="0cm" fo:margin-top="0.101cm" fo:margin-bottom="0.101cm" loext:contextual-spacing="false" fo:text-align="center" style:justify-single-word="false" fo:text-indent="0cm" style:auto-text-indent="false" style:page-number="auto" fo:background-color="transparent" style:shadow="none">
        <style:tab-stops/>
      </style:paragraph-properties>
      <style:text-properties fo:font-size="10pt" fo:font-style="normal"/>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ADRO" style:family="paragraph" style:parent-style-name="Caption"/>
    <style:style style:name="Table" style:family="paragraph" style:parent-style-name="Caption" style:class="extra"/>
    <style:style style:name="GRAFICO" style:family="paragraph" style:parent-style-name="Caption"/>
    <style:style style:name="GRÁFICO"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99cm" style:type="right"/>
          <style:tab-stop style:position="15.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loext:graphic-properties draw:fill="none" draw:fill-color="#729fcf"/>
      <style:paragraph-properties fo:margin-left="0cm" fo:margin-right="0cm" fo:margin-top="0cm" fo:margin-bottom="0.7cm" loext:contextual-spacing="false" fo:text-align="center" style:justify-single-word="false" fo:text-indent="0cm" style:auto-text-indent="false" style:page-number="auto" fo:background-color="transparent" style:shadow="none"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fo:text-transform="uppercas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4:43:11.528000000</meta:creation-date>
    <meta:generator>LibreOffice/5.1.6.2$Linux_X86_64 LibreOffice_project/10m0$Build-2</meta:generator>
    <dc:date>2018-06-21T15:35:19.618634993</dc:date>
    <meta:editing-duration>PT6H8M7S</meta:editing-duration>
    <meta:editing-cycles>96</meta:editing-cycles>
    <meta:document-statistic meta:table-count="0" meta:image-count="0" meta:object-count="0" meta:page-count="7" meta:paragraph-count="43" meta:word-count="396" meta:character-count="2767" meta:non-whitespace-character-count="2388"/>
  </office:meta>
</office:document-meta>
</file>